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471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9.017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<text:s/>Datasheet</text:p>
          </table:table-cell>
        </table:table-row>
        <table:table-row table:style-name="ro1">
          <table:table-cell table:formula="of:=SUM([.B2:.B14]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11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14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18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19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21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22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C4</text:p>
          </table:table-cell>
          <table:table-cell office:value-type="string">
            <text:p>22u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39p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C20</text:p>
          </table:table-cell>
          <table:table-cell office:value-type="string">
            <text:p>68u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C17</text:p>
          </table:table-cell>
          <table:table-cell office:value-type="string">
            <text:p>1000u</text:p>
          </table:table-cell>
          <table:table-cell office:value-type="string">
            <text:p>Capacitors_THT:CP_Radial_D13.0mm_P5.00mm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100u</text:p>
          </table:table-cell>
          <table:table-cell office:value-type="string">
            <text:p>Capacitors_THT:CP_Radial_D6.3mm_P2.50mm</text:p>
          </table:table-cell>
          <table:table-cell/>
        </table:table-row>
        <table:table-row table:style-name="ro1">
          <table:table-cell table:formula="of:=SUM([.B20:.B2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15</text:p>
          </table:table-cell>
          <table:table-cell office:value-type="string">
            <text:p>10u</text:p>
          </table:table-cell>
          <table:table-cell office:value-type="string">
            <text:p>Capacitors_THT:CP_Radial_D6.3mm_P2.50mm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16</text:p>
          </table:table-cell>
          <table:table-cell office:value-type="string">
            <text:p>10u</text:p>
          </table:table-cell>
          <table:table-cell office:value-type="string">
            <text:p>Capacitors_THT:CP_Radial_D6.3mm_P2.50mm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10u</text:p>
          </table:table-cell>
          <table:table-cell office:value-type="string">
            <text:p>Capacitors_THT:CP_Radial_D6.3mm_P2.50mm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apacitors_THT:CP_Radial_Tantal_D5.5mm_P2.50mm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J12</text:p>
          </table:table-cell>
          <table:table-cell office:value-type="string">
            <text:p>BARREL_JACK</text:p>
          </table:table-cell>
          <table:table-cell office:value-type="string">
            <text:p>Connectors:BARREL_JACK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J5</text:p>
          </table:table-cell>
          <table:table-cell office:value-type="string">
            <text:p>PDI Interface</text:p>
          </table:table-cell>
          <table:table-cell office:value-type="string">
            <text:p>Connectors:IDC_Header_Straight_6pin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J10</text:p>
          </table:table-cell>
          <table:table-cell office:value-type="string">
            <text:p>RJ45</text:p>
          </table:table-cell>
          <table:table-cell office:value-type="string">
            <text:p>Connectors:RJ45_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11</text:p>
          </table:table-cell>
          <table:table-cell office:value-type="string">
            <text:p>RJ45</text:p>
          </table:table-cell>
          <table:table-cell office:value-type="string">
            <text:p>Connectors:RJ45_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6</text:p>
          </table:table-cell>
          <table:table-cell office:value-type="string">
            <text:p>RJ45</text:p>
          </table:table-cell>
          <table:table-cell office:value-type="string">
            <text:p>Connectors:RJ45_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7</text:p>
          </table:table-cell>
          <table:table-cell office:value-type="string">
            <text:p>RJ45</text:p>
          </table:table-cell>
          <table:table-cell office:value-type="string">
            <text:p>Connectors:RJ45_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8</text:p>
          </table:table-cell>
          <table:table-cell office:value-type="string">
            <text:p>RJ45</text:p>
          </table:table-cell>
          <table:table-cell office:value-type="string">
            <text:p>Connectors:RJ45_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9</text:p>
          </table:table-cell>
          <table:table-cell office:value-type="string">
            <text:p>RJ45</text:p>
          </table:table-cell>
          <table:table-cell office:value-type="string">
            <text:p>Connectors:RJ45_8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D_Schottky</text:p>
          </table:table-cell>
          <table:table-cell office:value-type="string">
            <text:p>Diodes_THT:D_A-405_P5.08mm_Vertical_AnodeUp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Fuse_Holders_and_Fuses:Fuseholder5x20_horiz_open_lateral_Type-II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ATXMEGA192A3U-AU</text:p>
          </table:table-cell>
          <table:table-cell office:value-type="string">
            <text:p>Housings_QFP:TQFP-64_14x14mm_Pitch0.8mm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SN65HVD75DR</text:p>
          </table:table-cell>
          <table:table-cell office:value-type="string">
            <text:p>Housings_SOIC:SOIC-8_3.9x4.9mm_Pitch1.27mm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LM2621</text:p>
          </table:table-cell>
          <table:table-cell office:value-type="string">
            <text:p>Housings_SSOP:VSSOP-8_3.0x3.0mm_Pitch0.65m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3</text:p>
          </table:table-cell>
          <table:table-cell office:value-type="string">
            <text:p>10uH</text:p>
          </table:table-cell>
          <table:table-cell office:value-type="string">
            <text:p>Inductors_SMD:L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L5</text:p>
          </table:table-cell>
          <table:table-cell office:value-type="string">
            <text:p>10uH</text:p>
          </table:table-cell>
          <table:table-cell office:value-type="string">
            <text:p>Inductors_SMD:L_0805_HandSolderin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L4</text:p>
          </table:table-cell>
          <table:table-cell office:value-type="string">
            <text:p>6.8uH</text:p>
          </table:table-cell>
          <table:table-cell office:value-type="string">
            <text:p>Inductors_SMD:L_0805_HandSolderin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L2</text:p>
          </table:table-cell>
          <table:table-cell office:value-type="string">
            <text:p>Fer Bead</text:p>
          </table:table-cell>
          <table:table-cell office:value-type="string">
            <text:p>Inductors_SMD:L_0805_HandSolderin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LED</text:p>
          </table:table-cell>
          <table:table-cell office:value-type="string">
            <text:p>LEDs:LED_D5.0mm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LED</text:p>
          </table:table-cell>
          <table:table-cell office:value-type="string">
            <text:p>LEDs:LED_D5.0mm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J25</text:p>
          </table:table-cell>
          <table:table-cell office:value-type="string">
            <text:p>btn 1 &amp; 2</text:p>
          </table:table-cell>
          <table:table-cell office:value-type="string">
            <text:p>Pin_Headers:Pin_Header_Straight_1x02_Pitch2.54mm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DMX in</text:p>
          </table:table-cell>
          <table:table-cell office:value-type="string">
            <text:p>Pin_Headers:Pin_Header_Straight_1x03_Pitch2.54mm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DMX out</text:p>
          </table:table-cell>
          <table:table-cell office:value-type="string">
            <text:p>Pin_Headers:Pin_Header_Straight_1x03_Pitch2.54mm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15</text:p>
          </table:table-cell>
          <table:table-cell office:value-type="string">
            <text:p>DMX Test pins</text:p>
          </table:table-cell>
          <table:table-cell office:value-type="string">
            <text:p>Pin_Headers:Pin_Header_Straight_1x03_Pitch2.54mm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20</text:p>
          </table:table-cell>
          <table:table-cell office:value-type="string">
            <text:p>BTN-VDD</text:p>
          </table:table-cell>
          <table:table-cell office:value-type="string">
            <text:p>Pin_Headers:Pin_Header_Straight_1x04_Pitch2.54mm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LCD Screen</text:p>
          </table:table-cell>
          <table:table-cell office:value-type="string">
            <text:p>Pin_Headers:Pin_Header_Straight_1x04_Pitch2.54mm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office:value-type="string">
            <text:p>Rotary Encoder</text:p>
          </table:table-cell>
          <table:table-cell office:value-type="string">
            <text:p>Pin_Headers:Pin_Header_Straight_1x05_Pitch2.54mm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13</text:p>
          </table:table-cell>
          <table:table-cell office:value-type="string">
            <text:p>Bluetooth Module</text:p>
          </table:table-cell>
          <table:table-cell office:value-type="string">
            <text:p>Pin_Headers:Pin_Header_Straight_1x06_Pitch2.54m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10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4</text:p>
          </table:table-cell>
          <table:table-cell office:value-type="string">
            <text:p>10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15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R5</text:p>
          </table:table-cell>
          <table:table-cell office:value-type="string">
            <text:p>17.3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R11</text:p>
          </table:table-cell>
          <table:table-cell office:value-type="string">
            <text:p>20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24</text:p>
          </table:table-cell>
          <table:table-cell office:value-type="string">
            <text:p>220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220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R12</text:p>
          </table:table-cell>
          <table:table-cell office:value-type="string">
            <text:p>500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330</text:p>
          </table:table-cell>
          <table:table-cell office:value-type="string">
            <text:p>Resistors_SMD:R_1206_HandSolderin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470</text:p>
          </table:table-cell>
          <table:table-cell office:value-type="string">
            <text:p>Resistors_SMD:R_1206_HandSolderin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R2</text:p>
          </table:table-cell>
          <table:table-cell office:value-type="string">
            <text:p>75</text:p>
          </table:table-cell>
          <table:table-cell office:value-type="string">
            <text:p>Resistors_SMD:R_1206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13</text:p>
          </table:table-cell>
          <table:table-cell table:style-name="ce1" office:value-type="float" office:value="330">
            <text:p>330</text:p>
          </table:table-cell>
          <table:table-cell office:value-type="string">
            <text:p>Resistors_SMD:R_1206_HandSoldering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14</text:p>
          </table:table-cell>
          <table:table-cell table:style-name="ce1" office:value-type="float" office:value="330">
            <text:p>330</text:p>
          </table:table-cell>
          <table:table-cell office:value-type="string">
            <text:p>Resistors_SMD:R_1206_HandSoldering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SN74AHCT125QDRQ1</text:p>
          </table:table-cell>
          <table:table-cell office:value-type="string">
            <text:p>SMD_Packages:SOIC-14_N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SN74AHCT125QDRQ1</text:p>
          </table:table-cell>
          <table:table-cell office:value-type="string">
            <text:p>SMD_Packages:SOIC-14_N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CDSOT23-SM712</text:p>
          </table:table-cell>
          <table:table-cell office:value-type="string">
            <text:p>TO_SOT_Packages_SMD:SOT-23_Handsoldering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LM317T</text:p>
          </table:table-cell>
          <table:table-cell office:value-type="string">
            <text:p>TO_SOT_Packages_THT:TO-220-3_Vertical</text:p>
          </table:table-cell>
          <table:table-cell/>
        </table:table-row>
      </table:table>
      <table:database-ranges>
        <table:database-range table:target-range-address="Feuille1.C1:Feuille1.E72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42cm" fo:margin-bottom="0.515cm" fo:margin-left="0.693cm" fo:margin-right="0.557cm" style:scale-to="11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254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2019-02-22</text:date>, <text:time>11:4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2T11:40:41.71</dc:date>
    <dc:creator>Kevin Isabelle</dc:creator>
    <meta:generator>OpenOffice/4.0.1$Win32 OpenOffice.org_project/401m5$Build-9714</meta:generator>
    <meta:printed-by>Kevin Isabelle</meta:printed-by>
    <meta:print-date>2019-02-22T09:54:15.87</meta:print-date>
    <meta:editing-duration>PT1H52M18S</meta:editing-duration>
    <meta:editing-cycles>1</meta:editing-cycles>
    <meta:document-statistic meta:table-count="1" meta:cell-count="322" meta:object-count="0"/>
  </office:meta>
</office:document-meta>
</file>